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33ba" officeooo:paragraph-rsid="000333ba"/>
    </style:style>
    <style:style style:name="P2" style:family="paragraph" style:parent-style-name="Standard">
      <style:text-properties officeooo:rsid="0005c886" officeooo:paragraph-rsid="0005c886"/>
    </style:style>
    <style:style style:name="P3" style:family="paragraph" style:parent-style-name="Standard">
      <style:text-properties officeooo:rsid="000637e5" officeooo:paragraph-rsid="000637e5"/>
    </style:style>
    <style:style style:name="P4" style:family="paragraph" style:parent-style-name="Standard">
      <style:text-properties officeooo:rsid="00067474" officeooo:paragraph-rsid="00067474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"/>
      <text:p text:style-name="P1">Hoy es uno de esos días en los que quisiera escapar</text:p>
      <text:p text:style-name="P1"><text:tab/>de mí misma</text:p>
      <text:p text:style-name="P1">(tú, Rey de las Fugas).</text:p>
      <text:p text:style-name="P1">No soportaba el aire del salón</text:p>
      <text:p text:style-name="P1">y luego no soporte el del autobús</text:p>
      <text:p text:style-name="P1">(me dio asco el tubo del pasamanos).</text:p>
      <text:p text:style-name="P1">Volví a pie, otra vez, </text:p>
      <text:p text:style-name="P1">pero</text:p>
      <text:p text:style-name="P2">no vi mi pez de plumas azules.</text:p>
      <text:p text:style-name="P2">El aire estaba invadido de vulgaridad</text:p>
      <text:p text:style-name="P2">Había</text:p>
      <text:p text:style-name="P2">el afiche de una pomada para todo el cuerpo,</text:p>
      <text:p text:style-name="P2">los carteles de una tienda de dulces al por mayor,</text:p>
      <text:p text:style-name="P2">una <text:span text:style-name="T1">rotisería</text:span> donde venden pollos al espiedo</text:p>
      <text:p text:style-name="P2">(son de un amarillo casi anaranjado, y las gentes los compran</text:p>
      <text:p text:style-name="P2">para comerlos en la plaza mas cercana a su trabajo).</text:p>
      <text:p text:style-name="P3">No soporté el aire que me rodeaba, ni el que salía</text:p>
      <text:p text:style-name="P3"><text:tab/>de mi boca.</text:p>
      <text:p text:style-name="P3">La magia había abandonado el mundo.</text:p>
      <text:p text:style-name="P3">Alcé la vista y no me extrañó cuando vi</text:p>
      <text:p text:style-name="P3">una lámpara de cuarzo mal colgada, haciendo de mediodía.</text:p>
      <text:p text:style-name="P3">Te escapaste de mí, que te envolvía con el aire,</text:p>
      <text:p text:style-name="P3">¿y era igual de malo?</text:p>
      <text:p text:style-name="P3">¿O pretendía magia ahí donde tú solo necesitabas ver </text:p>
      <text:p text:style-name="P3">pollos anaranjados, pasamanos grasientos,</text:p>
      <text:p text:style-name="P3"><text:tab/>empleados igual de lejos</text:p>
      <text:p text:style-name="P3">de sus hogares que de sus promesas y una lámpara de cuarzo</text:p>
      <text:p text:style-name="P3">que se hunde en el horizonte como se deja una esponja</text:p>
      <text:p text:style-name="P3"><text:tab/>después de limpiar una sartén?</text:p>
      <text:p text:style-name="P3">¿Ese fue mi error?</text:p>
      <text:p text:style-name="P3">Ese fue, ¿verdad?</text:p>
      <text:p text:style-name="P3">¿Por qué no me enseñaste con tus ojos oxidados?</text:p>
      <text:p text:style-name="P3">Yo no puedo dejar de hacer promesas, y tú necesitabas</text:p>
      <text:p text:style-name="P3"><text:tab/>romper con todas.</text:p>
      <text:p text:style-name="P3">Pero, acaso, ¿no las necesitabas tanto como to?</text:p>
      <text:p text:style-name="P3">Fuiste una esperanza voraz, ¿cómo se escapa de eso?</text:p>
      <text:p text:style-name="P3">O acaso crees que el desencanto sera suficiente</text:p>
      <text:p text:style-name="P3"><text:tab/>como para callar todas la voces?,</text:p>
      <text:p text:style-name="P3">y que nada,</text:p>
      <text:p text:style-name="P3">nunca, te recuerde</text:p>
      <text:p text:style-name="P3">una sola promesa tuya</text:p>
      <text:p text:style-name="P3">(¿por eso subiste a tu torre-grúa? ¿Ya no querrás </text:p>
      <text:p text:style-name="P3">tocar nada directamente? ¿Ni que nada te toque?</text:p>
      <text:p text:style-name="P3">¿Y como vas a haces?).</text:p>
      <text:p text:style-name="P4">No podrás recorrer tus pasos y retirar promesas</text:p>
      <text:p text:style-name="P4"><text:tab/>como quien quita la ropa tendida.</text:p>
      <text:p text:style-name="P4">Todas tus promesas ya no están donde las dejaste</text:p>
      <text:p text:style-name="P4">(perdón por hablarte, quizás, de lo último que quisieras </text:p>
      <text:p text:style-name="P4"><text:tab/>que te cuente).</text:p>
      <text:p text:style-name="P4">¿Acaso crees que te podrás esconder de lo que </text:p>
      <text:p text:style-name="P4"><text:soft-page-break/><text:tab/>un día deseaste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57:08.535856861</meta:creation-date>
    <meta:editing-duration>PT11M12S</meta:editing-duration>
    <meta:editing-cycles>4</meta:editing-cycles>
    <meta:generator>LibreOffice/5.1.6.2$Linux_X86_64 LibreOffice_project/10m0$Build-2</meta:generator>
    <dc:date>2017-10-16T18:36:31.700560368</dc:date>
    <meta:document-statistic meta:table-count="0" meta:image-count="0" meta:object-count="0" meta:page-count="2" meta:paragraph-count="52" meta:word-count="348" meta:character-count="1848" meta:non-whitespace-character-count="1538"/>
  </office:meta>
</office:document-meta>
</file>